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hr" style:country-asian="HR"/>
    </style:style>
    <style:style style:name="P2" style:parent-style-name="Normal" style:family="paragraph">
      <style:paragraph-properties fo:margin-top="0.0694in" fo:margin-bottom="0.0694in" fo:line-height="100%"/>
    </style:style>
    <style:style style:name="T3"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hr" style:country-asian="HR"/>
    </style:style>
    <style:style style:name="T4"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hr" style:country-asian="HR"/>
    </style:style>
    <style:style style:name="T5" style:parent-style-name="DefaultParagraphFont" style:family="text">
      <style:text-properties style:font-name="Times New Roman" style:font-name-asian="Times New Roman" fo:font-size="12pt" style:font-size-asian="12pt" style:font-size-complex="12pt" style:language-asian="hr" style:country-asian="HR"/>
    </style:style>
    <style:style style:name="T6"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7" style:parent-style-name="DefaultParagraphFont" style:family="text">
      <style:text-properties style:font-name="Times New Roman" style:font-name-asian="Times New Roman" fo:font-size="12pt" style:font-size-asian="12pt" style:font-size-complex="12pt" style:language-asian="hr" style:country-asian="HR"/>
    </style:style>
    <style:style style:name="T8" style:parent-style-name="DefaultParagraphFont" style:family="text">
      <style:text-properties style:font-name="Times New Roman" style:font-name-asian="Times New Roman" fo:font-size="12pt" style:font-size-asian="12pt" style:font-size-complex="12pt" style:language-asian="hr" style:country-asian="HR"/>
    </style:style>
    <style:style style:name="P9" style:parent-style-name="Normal" style:family="paragraph">
      <style:paragraph-properties fo:margin-top="0.0694in" fo:margin-bottom="0.0694in" fo:line-height="100%"/>
    </style:style>
    <style:style style:name="T10" style:parent-style-name="DefaultParagraphFont" style:family="text">
      <style:text-properties style:font-name="Times New Roman" style:font-name-asian="Times New Roman" fo:font-size="12pt" style:font-size-asian="12pt" style:font-size-complex="12pt" style:language-asian="hr" style:country-asian="HR"/>
    </style:style>
    <style:style style:name="T11"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12" style:parent-style-name="DefaultParagraphFont" style:family="text">
      <style:text-properties style:font-name="Times New Roman" style:font-name-asian="Times New Roman" fo:font-size="12pt" style:font-size-asian="12pt" style:font-size-complex="12pt" style:language-asian="hr" style:country-asian="HR"/>
    </style:style>
    <style:style style:name="T13"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14" style:parent-style-name="DefaultParagraphFont" style:family="text">
      <style:text-properties style:font-name="Times New Roman" style:font-name-asian="Times New Roman" fo:font-size="12pt" style:font-size-asian="12pt" style:font-size-complex="12pt" style:language-asian="hr" style:country-asian="HR"/>
    </style:style>
    <style:style style:name="T15" style:parent-style-name="DefaultParagraphFont" style:family="text">
      <style:text-properties style:font-name="Times New Roman" style:font-name-asian="Times New Roman" fo:font-size="12pt" style:font-size-asian="12pt" style:font-size-complex="12pt" style:language-asian="hr" style:country-asian="HR"/>
    </style:style>
    <style:style style:name="P16" style:parent-style-name="Normal" style:family="paragraph">
      <style:paragraph-properties fo:margin-top="0.0694in" fo:margin-bottom="0.0694in" fo:line-height="100%"/>
    </style:style>
    <style:style style:name="T17" style:parent-style-name="DefaultParagraphFont" style:family="text">
      <style:text-properties style:font-name="Times New Roman" style:font-name-asian="Times New Roman" fo:font-size="12pt" style:font-size-asian="12pt" style:font-size-complex="12pt" style:language-asian="hr" style:country-asian="HR"/>
    </style:style>
    <style:style style:name="T18" style:parent-style-name="DefaultParagraphFont" style:family="text">
      <style:text-properties style:font-name="Times New Roman" style:font-name-asian="Times New Roman" fo:color="#0000FF" style:text-position="super 66.6%" fo:font-size="12pt" style:font-size-asian="12pt" style:font-size-complex="12pt" style:text-underline-type="single" style:text-underline-style="solid" style:text-underline-width="auto" style:text-underline-mode="continuous" style:language-asian="hr" style:country-asian="HR"/>
    </style:style>
    <style:style style:name="T19" style:parent-style-name="DefaultParagraphFont" style:family="text">
      <style:text-properties style:font-name="Times New Roman" style:font-name-asian="Times New Roman" fo:color="#0000FF" style:text-position="super 66.6%" fo:font-size="12pt" style:font-size-asian="12pt" style:font-size-complex="12pt" style:text-underline-type="single" style:text-underline-style="solid" style:text-underline-width="auto" style:text-underline-mode="continuous" style:language-asian="hr" style:country-asian="HR"/>
    </style:style>
    <style:style style:name="T20" style:parent-style-name="DefaultParagraphFont" style:family="text">
      <style:text-properties style:font-name="Times New Roman" style:font-name-asian="Times New Roman" fo:color="#0000FF" style:text-position="super 66.6%" fo:font-size="12pt" style:font-size-asian="12pt" style:font-size-complex="12pt" style:text-underline-type="single" style:text-underline-style="solid" style:text-underline-width="auto" style:text-underline-mode="continuous" style:language-asian="hr" style:country-asian="HR"/>
    </style:style>
    <style:style style:name="T21" style:parent-style-name="DefaultParagraphFont" style:family="text">
      <style:text-properties style:font-name="Times New Roman" style:font-name-asian="Times New Roman" fo:font-size="12pt" style:font-size-asian="12pt" style:font-size-complex="12pt" style:language-asian="hr" style:country-asian="HR"/>
    </style:style>
    <style:style style:name="P22" style:parent-style-name="Normal" style:family="paragraph">
      <style:paragraph-properties fo:margin-top="0.0694in" fo:margin-bottom="0.0694in" fo:line-height="100%"/>
    </style:style>
    <style:style style:name="T23"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24" style:parent-style-name="DefaultParagraphFont" style:family="text">
      <style:text-properties style:font-name="Times New Roman" style:font-name-asian="Times New Roman" fo:font-size="12pt" style:font-size-asian="12pt" style:font-size-complex="12pt" style:language-asian="hr" style:country-asian="HR"/>
    </style:style>
    <style:style style:name="P25" style:parent-style-name="Normal" style:family="paragraph">
      <style:paragraph-properties fo:margin-top="0.0694in" fo:margin-bottom="0.0694in" fo:line-height="100%"/>
    </style:style>
    <style:style style:name="T26"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27" style:parent-style-name="DefaultParagraphFont" style:family="text">
      <style:text-properties style:font-name="Times New Roman" style:font-name-asian="Times New Roman" fo:font-size="12pt" style:font-size-asian="12pt" style:font-size-complex="12pt" style:language-asian="hr" style:country-asian="HR"/>
    </style:style>
    <style:style style:name="P28" style:parent-style-name="Normal" style:family="paragraph">
      <style:paragraph-properties fo:margin-top="0.0694in" fo:margin-bottom="0.0694in" fo:line-height="100%"/>
    </style:style>
    <style:style style:name="T29"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30" style:parent-style-name="DefaultParagraphFont" style:family="text">
      <style:text-properties style:font-name="Times New Roman" style:font-name-asian="Times New Roman" fo:font-size="12pt" style:font-size-asian="12pt" style:font-size-complex="12pt" style:language-asian="hr" style:country-asian="HR"/>
    </style:style>
    <style:style style:name="T31" style:parent-style-name="DefaultParagraphFont" style:family="text">
      <style:text-properties style:font-name="Times New Roman" style:font-name-asian="Times New Roman" fo:font-size="12pt" style:font-size-asian="12pt" style:font-size-complex="12pt" style:language-asian="hr" style:country-asian="HR"/>
    </style:style>
    <style:style style:name="P32" style:parent-style-name="Normal" style:family="paragraph">
      <style:paragraph-properties fo:margin-top="0.0694in" fo:margin-bottom="0.0694in" fo:line-height="100%"/>
    </style:style>
    <style:style style:name="T33"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34" style:parent-style-name="DefaultParagraphFont" style:family="text">
      <style:text-properties style:font-name="Times New Roman" style:font-name-asian="Times New Roman" fo:font-size="12pt" style:font-size-asian="12pt" style:font-size-complex="12pt" style:language-asian="hr" style:country-asian="HR"/>
    </style:style>
    <style:style style:name="P35" style:parent-style-name="Normal" style:family="paragraph">
      <style:paragraph-properties fo:margin-top="0.0694in" fo:margin-bottom="0.0694in" fo:line-height="100%"/>
    </style:style>
    <style:style style:name="T36"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37" style:parent-style-name="DefaultParagraphFont" style:family="text">
      <style:text-properties style:font-name="Times New Roman" style:font-name-asian="Times New Roman" fo:font-size="12pt" style:font-size-asian="12pt" style:font-size-complex="12pt" style:language-asian="hr" style:country-asian="HR"/>
    </style:style>
    <style:style style:name="P38" style:parent-style-name="Normal" style:family="paragraph">
      <style:paragraph-properties fo:margin-top="0.0694in" fo:margin-bottom="0.0694in" fo:line-height="100%"/>
    </style:style>
    <style:style style:name="T39"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40" style:parent-style-name="DefaultParagraphFont" style:family="text">
      <style:text-properties style:font-name="Times New Roman" style:font-name-asian="Times New Roman" fo:font-size="12pt" style:font-size-asian="12pt" style:font-size-complex="12pt" style:language-asian="hr" style:country-asian="HR"/>
    </style:style>
    <style:style style:name="P41" style:parent-style-name="Normal" style:family="paragraph">
      <style:paragraph-properties fo:margin-top="0.0694in" fo:margin-bottom="0.0694in" fo:line-height="100%"/>
    </style:style>
    <style:style style:name="T42"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43" style:parent-style-name="DefaultParagraphFont" style:family="text">
      <style:text-properties style:font-name="Times New Roman" style:font-name-asian="Times New Roman" fo:font-size="12pt" style:font-size-asian="12pt" style:font-size-complex="12pt" style:language-asian="hr" style:country-asian="HR"/>
    </style:style>
    <style:style style:name="T44" style:parent-style-name="DefaultParagraphFont" style:family="text">
      <style:text-properties style:font-name="Times New Roman" style:font-name-asian="Times New Roman" fo:font-size="12pt" style:font-size-asian="12pt" style:font-size-complex="12pt" style:language-asian="hr" style:country-asian="HR"/>
    </style:style>
    <style:style style:name="P45" style:parent-style-name="Normal" style:family="paragraph">
      <style:paragraph-properties fo:margin-top="0.0694in" fo:margin-bottom="0.0694in" fo:line-height="100%"/>
    </style:style>
    <style:style style:name="T46"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47" style:parent-style-name="DefaultParagraphFont" style:family="text">
      <style:text-properties style:font-name="Times New Roman" style:font-name-asian="Times New Roman" fo:font-size="12pt" style:font-size-asian="12pt" style:font-size-complex="12pt" style:language-asian="hr" style:country-asian="HR"/>
    </style:style>
    <style:style style:name="P48" style:parent-style-name="Normal" style:family="paragraph">
      <style:paragraph-properties fo:margin-top="0.0694in" fo:margin-bottom="0.0694in" fo:line-height="100%"/>
    </style:style>
    <style:style style:name="T49"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50" style:parent-style-name="DefaultParagraphFont" style:family="text">
      <style:text-properties style:font-name="Times New Roman" style:font-name-asian="Times New Roman" fo:font-size="12pt" style:font-size-asian="12pt" style:font-size-complex="12pt" style:language-asian="hr" style:country-asian="HR"/>
    </style:style>
    <style:style style:name="T51"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52" style:parent-style-name="DefaultParagraphFont" style:family="text">
      <style:text-properties style:font-name="Times New Roman" style:font-name-asian="Times New Roman" fo:font-size="12pt" style:font-size-asian="12pt" style:font-size-complex="12pt" style:language-asian="hr" style:country-asian="HR"/>
    </style:style>
    <style:style style:name="T53" style:parent-style-name="DefaultParagraphFont" style:family="text">
      <style:text-properties style:font-name="Times New Roman" style:font-name-asian="Times New Roman" fo:font-size="12pt" style:font-size-asian="12pt" style:font-size-complex="12pt" style:language-asian="hr" style:country-asian="HR"/>
    </style:style>
    <style:style style:name="P54" style:parent-style-name="Normal" style:family="paragraph">
      <style:paragraph-properties fo:margin-top="0.0694in" fo:margin-bottom="0.0694in" fo:line-height="100%"/>
    </style:style>
    <style:style style:name="T55" style:parent-style-name="DefaultParagraphFont" style:family="text">
      <style:text-properties style:font-name="Times New Roman" style:font-name-asian="Times New Roman" fo:font-size="12pt" style:font-size-asian="12pt" style:font-size-complex="12pt" style:language-asian="hr" style:country-asian="HR"/>
    </style:style>
    <style:style style:name="T56"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hr" style:country-asian="HR"/>
    </style:style>
    <style:style style:name="T57"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hr" style:country-asian="HR"/>
    </style:style>
    <style:style style:name="T58" style:parent-style-name="DefaultParagraphFont" style:family="text">
      <style:text-properties style:font-name="Times New Roman" style:font-name-asian="Times New Roman" fo:font-size="12pt" style:font-size-asian="12pt" style:font-size-complex="12pt" style:language-asian="hr" style:country-asian="HR"/>
    </style:style>
    <style:style style:name="T59" style:parent-style-name="DefaultParagraphFont" style:family="text">
      <style:text-properties style:font-name="Times New Roman" style:font-name-asian="Times New Roman" fo:font-size="12pt" style:font-size-asian="12pt" style:font-size-complex="12pt" style:language-asian="hr" style:country-asian="HR"/>
    </style:style>
    <style:style style:name="T60"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hr" style:country-asian="HR"/>
    </style:style>
    <style:style style:name="T61" style:parent-style-name="DefaultParagraphFont" style:family="text">
      <style:text-properties style:font-name="Times New Roman" style:font-name-asian="Times New Roman" fo:font-size="12pt" style:font-size-asian="12pt" style:font-size-complex="12pt" style:language-asian="hr" style:country-asian="HR"/>
    </style:style>
    <style:style style:name="T62"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63" style:parent-style-name="DefaultParagraphFont" style:family="text">
      <style:text-properties style:font-name="Times New Roman" style:font-name-asian="Times New Roman" fo:font-size="12pt" style:font-size-asian="12pt" style:font-size-complex="12pt" style:language-asian="hr" style:country-asian="HR"/>
    </style:style>
    <style:style style:name="T64"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hr" style:country-asian="HR"/>
    </style:style>
    <style:style style:name="T65" style:parent-style-name="DefaultParagraphFont" style:family="text">
      <style:text-properties style:font-name="Times New Roman" style:font-name-asian="Times New Roman" fo:font-size="12pt" style:font-size-asian="12pt" style:font-size-complex="12pt" style:language-asian="hr" style:country-asian="HR"/>
    </style:style>
    <style:style style:name="T66" style:parent-style-name="DefaultParagraphFont" style:family="text">
      <style:text-properties style:font-name="Times New Roman" style:font-name-asian="Times New Roman" fo:font-size="12pt" style:font-size-asian="12pt" style:font-size-complex="12pt" style:language-asian="hr" style:country-asian="HR"/>
    </style:style>
    <style:style style:name="T67" style:parent-style-name="DefaultParagraphFont" style:family="text">
      <style:text-properties style:font-name="Times New Roman" style:font-name-asian="Times New Roman" fo:font-size="12pt" style:font-size-asian="12pt" style:font-size-complex="12pt" style:language-asian="hr" style:country-asian="HR"/>
    </style:style>
    <style:style style:name="T68"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69"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70" style:parent-style-name="DefaultParagraphFont" style:family="text">
      <style:text-properties style:font-name="Times New Roman" style:font-name-asian="Times New Roman" fo:font-size="12pt" style:font-size-asian="12pt" style:font-size-complex="12pt" style:language-asian="hr" style:country-asian="HR"/>
    </style:style>
    <style:style style:name="P7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hr" style:country-asian="HR"/>
    </style:style>
    <style:style style:name="P72" style:parent-style-name="Normal" style:family="paragraph">
      <style:paragraph-properties fo:margin-top="0.0694in" fo:margin-bottom="0.0694in" fo:line-height="100%"/>
    </style:style>
    <style:style style:name="T73" style:parent-style-name="DefaultParagraphFont" style:family="text">
      <style:text-properties style:font-name="Times New Roman" style:font-name-asian="Times New Roman" fo:font-size="12pt" style:font-size-asian="12pt" style:font-size-complex="12pt" style:language-asian="hr" style:country-asian="HR"/>
    </style:style>
  </office:automatic-styles>
  <office:body>
    <office:text text:use-soft-page-breaks="true">
      <text:h text:style-name="P1" text:outline-level="1">Programming paradigm</text:h>
      <text:p text:style-name="P2"><text:span text:style-name="T3">P</text:span><text:span text:style-name="T4">rogramming paradigms</text:span><text:span text:style-name="T5"><text:s/>are a way to classify<text:s/></text:span><text:a xlink:href="https://en.wikipedia.org/wiki/Programming_language" office:target-frame-name="_top" xlink:show="replace"><text:span text:style-name="T6">programming languages</text:span></text:a><text:span text:style-name="T7"><text:s/>based on their features. Languages can be classified into multiple<text:s/></text:span><text:span text:style-name="T8">paradigms.<text:s/></text:span></text:p>
      <text:p text:style-name="P9"><text:span text:style-name="T10">Some paradigms are concerned mainly with implications for the<text:s/></text:span><text:a office:title="Execution model" xlink:href="https://en.wikipedia.org/wiki/Execution_model" office:target-frame-name="_top" xlink:show="replace"><text:span text:style-name="T11">execution model</text:span></text:a><text:span text:style-name="T12"><text:s/>of the language, such as allowing<text:s/></text:span><text:a office:title="Side effect (computer science)" xlink:href="https://en.wikipedia.org/wiki/Side_effect_(computer_science)" office:target-frame-name="_top" xlink:show="replace"><text:span text:style-name="T13">side effects</text:span></text:a><text:span text:style-name="T14">, or whether the sequence of operations is defined by the execution model. Other paradigms are concerned mainly with the way that code is organized, such as grouping a code into<text:s/></text:span><text:span text:style-name="T15">units along with the state that is modified by the code. Yet others are concerned mainly with the style of syntax and grammar.<text:s/></text:span></text:p>
      <text:p text:style-name="P16"><text:span text:style-name="T17">Common programming paradigms include:</text:span><text:a xlink:href="https://en.wikipedia.org/wiki/Programming_paradigm#cite_note-1" office:target-frame-name="_top" xlink:show="replace"><text:span text:style-name="T18">[1]</text:span></text:a><text:a xlink:href="https://en.wikipedia.org/wiki/Programming_paradigm#cite_note-2" office:target-frame-name="_top" xlink:show="replace"><text:span text:style-name="T19">[2]</text:span></text:a><text:a xlink:href="https://en.wikipedia.org/wiki/Programming_paradigm#cite_note-symbolic-programming-lisp-3" office:target-frame-name="_top" xlink:show="replace"><text:span text:style-name="T20">[3]</text:span></text:a><text:span text:style-name="T21"><text:s/></text:span></text:p>
      <text:list text:style-name="LFO1" text:continue-numbering="true">
        <text:list-item>
          <text:p text:style-name="P22"><text:a office:title="Programming language" xlink:href="https://en.wikipedia.org/wiki/Imperative_programming" office:target-frame-name="_top" xlink:show="replace"><text:span text:style-name="T23">imperative</text:span></text:a><text:span text:style-name="T24"><text:s/>in which the programmer instructs the machine how to change its state,<text:s/></text:span></text:p>
          <text:list text:continue-numbering="true">
            <text:list-item>
              <text:p text:style-name="P25"><text:a office:title="Procedural programming" xlink:href="https://en.wikipedia.org/wiki/Procedural_programming" office:target-frame-name="_top" xlink:show="replace"><text:span text:style-name="T26">procedural</text:span></text:a><text:span text:style-name="T27"><text:s/>which groups instructions into procedures,</text:span></text:p>
            </text:list-item>
            <text:list-item>
              <text:p text:style-name="P28"><text:a office:title="Object-oriented programming" xlink:href="https://en.wikipedia.org/wiki/Object-oriented_programming" office:target-frame-name="_top" xlink:show="replace"><text:span text:style-name="T29">object-oriented</text:span></text:a><text:span text:style-name="T30"><text:s/>which groups instructions with the part of the state they o</text:span><text:span text:style-name="T31">perate on,</text:span></text:p>
            </text:list-item>
          </text:list>
        </text:list-item>
        <text:list-item>
          <text:p text:style-name="P32"><text:a office:title="Declarative programming" xlink:href="https://en.wikipedia.org/wiki/Declarative_programming" office:target-frame-name="_top" xlink:show="replace"><text:span text:style-name="T33">declarative</text:span></text:a><text:span text:style-name="T34"><text:s/>in which the programmer merely declares properties of the desired result, but not how to compute it<text:s/></text:span></text:p>
          <text:list text:continue-numbering="true">
            <text:list-item>
              <text:p text:style-name="P35"><text:a office:title="Functional programming" xlink:href="https://en.wikipedia.org/wiki/Functional_programming" office:target-frame-name="_top" xlink:show="replace"><text:span text:style-name="T36">functional</text:span></text:a><text:span text:style-name="T37"><text:s/>in which the desired result is declared as the value of a series of function applications,</text:span></text:p>
            </text:list-item>
            <text:list-item>
              <text:p text:style-name="P38"><text:a office:title="Logic programming" xlink:href="https://en.wikipedia.org/wiki/Logic_programming" office:target-frame-name="_top" xlink:show="replace"><text:span text:style-name="T39">logic</text:span></text:a><text:span text:style-name="T40"><text:s/>in which the desired result is declared as the answer to a question about a system of facts and rules,</text:span></text:p>
            </text:list-item>
            <text:list-item>
              <text:p text:style-name="P41"><text:a xlink:href="https://en.wikipedia.org/wiki/Mathematical_programming" office:target-frame-name="_top" xlink:show="replace"><text:span text:style-name="T42">mathematical</text:span></text:a><text:span text:style-name="T43"><text:s/>in which the desired result is declared as the solution of an<text:s/></text:span><text:span text:style-name="T44">optimization problem</text:span></text:p>
            </text:list-item>
            <text:list-item>
              <text:p text:style-name="P45"><text:a office:title="Reactive programming" xlink:href="https://en.wikipedia.org/wiki/Reactive_programming" office:target-frame-name="_top" xlink:show="replace"><text:span text:style-name="T46">reactive</text:span></text:a><text:span text:style-name="T47"><text:s/>in which the desired result is declared with data streams and the propagation of change</text:span></text:p>
            </text:list-item>
          </text:list>
        </text:list-item>
      </text:list>
      <text:p text:style-name="P48"><text:a office:title="Symbolic programming" xlink:href="https://en.wikipedia.org/wiki/Symbolic_programming" office:target-frame-name="_top" xlink:show="replace"><text:span text:style-name="T49">Symbolic</text:span></text:a><text:span text:style-name="T50"><text:s/>techniques such as<text:s/></text:span><text:a office:title="Reflection (computer programming)" xlink:href="https://en.wikipedia.org/wiki/Reflection_(computer_programming)" office:target-frame-name="_top" xlink:show="replace"><text:span text:style-name="T51">reflection</text:span></text:a><text:span text:style-name="T52">, whic</text:span><text:span text:style-name="T53">h allow the program to refer to itself, might also be considered as a programming paradigm. However, this is compatible with the major paradigms and thus is not a real paradigm in its own right.<text:s/></text:span></text:p>
      <text:p text:style-name="P54"><text:span text:style-name="T55">For example, languages that fall into the<text:s/></text:span><text:span text:style-name="T56">imperative paradig</text:span><text:span text:style-name="T57">m</text:span><text:span text:style-name="T58"><text:s/>have two main features: they state the order in which operations occur, with constructs that explicitly control that order, and they allow side effects, in which state can be modified at one point in time, within one unit of code, and then later read<text:s/></text:span><text:span text:style-name="T59">at a different point in time inside a different unit of code. The communication between the units of code is not explicit. Meanwhile, in<text:s/></text:span><text:span text:style-name="T60">object-oriented</text:span><text:span text:style-name="T61"><text:s/>programming, code is organized into<text:s/></text:span><text:a office:title="Object (programming)" xlink:href="https://en.wikipedia.org/wiki/Object_(programming)" office:target-frame-name="_top" xlink:show="replace"><text:span text:style-name="T62">objects</text:span></text:a><text:span text:style-name="T63"><text:s/>that contain a state that is only modified by the code that is part of the object. Most object-oriented languages are also imperative languages. In contrast, languages that fit the<text:s/></text:span><text:span text:style-name="T64">declarative paradigm</text:span><text:span text:style-name="T65"><text:s/>do not state the or</text:span><text:span text:style-name="T66">der in which to execute operations. Instead, they supply a number of available operations in the system, along with the conditions under which each is allowed to execute. The implementation of the language's execution model tracks which operations are free</text:span><text:span text:style-name="T67"><text:s/>to execute and chooses the order independently. More at<text:s/></text:span><text:a office:title="Comparison of multi-paradigm programming languages" xlink:href="https://en.wikipedia.org/wiki/Comparison_of_multi-paradigm_programming_languages" office:target-frame-name="_top" xlink:show="replace"><text:span text:style-name="T68">Comparison of multi-paradigm programming lang</text:span><text:span text:style-name="T69">uages</text:span></text:a><text:span text:style-name="T70">.<text:s/></text:span></text:p>
      <text:p text:style-name="P71"/>
      <text:p text:style-name="P72"><text:span text:style-name="T73">From<text:s/></text:span></text:p>
      <text:p text:style-name="Normal">https://en.wikipedia.org/wiki/Programming_paradig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hr" style:country-asian="HR"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hr" style:country-asian="HR"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an Gavlik</meta:initial-creator>
    <dc:creator>Ivan Gavlik</dc:creator>
    <meta:creation-date>2021-07-25T20:46:00Z</meta:creation-date>
    <dc:date>2021-07-25T20:47:00Z</dc:date>
    <meta:template xlink:href="Normal" xlink:type="simple"/>
    <meta:editing-cycles>2</meta:editing-cycles>
    <meta:editing-duration>PT60S</meta:editing-duration>
    <meta:document-statistic meta:page-count="1" meta:paragraph-count="9" meta:word-count="675" meta:character-count="4518" meta:row-count="32" meta:non-whitespace-character-count="3852"/>
  </office:meta>
</office:document-meta>
</file>